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53d" officeooo:paragraph-rsid="000375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this folder we have two promela code,</text:p>
      <text:p text:style-name="P1"/>
      <text:p text:style-name="P1">This code for one domain, two switch cases. </text:p>
      <text:p text:style-name="P1"/>
      <text:p text:style-name="P1">To run the code </text:p>
      <text:p text:style-name="P1"/>
      <text:p text:style-name="P1">type </text:p>
      <text:p text:style-name="P1"/>
      <text:p text:style-name="P1">spin -a mobility_one_domain_monolithic_Isolation_violation.pml</text:p>
      <text:p text:style-name="P1">gcc -DVECTORSZ=35000 -DCOLLAPSE -o pan <text:s/>pan.c</text:p>
      <text:p text:style-name="P1">./pan</text:p>
      <text:p text:style-name="P1"/>
      <text:p text:style-name="P1"/>
      <text:p text:style-name="P1">It has an error to indicating the assertion violated at depth # (z==dev),</text:p>
      <text:p text:style-name="P1"/>
      <text:p text:style-name="P1">which indicate that Isolation violation happened in the verification of the mobility of devices cases.</text:p>
      <text:p text:style-name="P1"/>
      <text:p text:style-name="P1">We considered a fix to the bug called as local controller solution </text:p>
      <text:p text:style-name="P1"/>
      <text:p text:style-name="P1">and we verifyied it for the two switch one domain cases and the model is stored as </text:p>
      <text:p text:style-name="P1">mobility_scenario_thai_one_domain_with_loc_controller_monolithic_Isolation_satisfied.pml</text:p>
      <text:p text:style-name="P1"/>
      <text:p text:style-name="P1"/>
      <text:p text:style-name="P1">to run and see the Isolation property was satisfied type the following command in the terminal</text:p>
      <text:p text:style-name="P1"/>
      <text:p text:style-name="P1">spin -a <text:s/>mobility_scenario_thai_one_domain_with_loc_controller_monolithic_Isolation_satisfied.pml</text:p>
      <text:p text:style-name="P1">gcc -DVECTORSZ=35000 -DCOLLAPSE -o pan <text:s/>pan.c</text:p>
      <text:p text:style-name="P1">./pan</text:p>
      <text:p text:style-name="P1"/>
      <text:p text:style-name="P1">If you check the number of error is zero indicating that no such Isolation violation happened in the mod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15:36:17.955855519</meta:creation-date>
    <dc:date>2020-06-15T15:42:56.400090589</dc:date>
    <meta:editing-duration>PT6M38S</meta:editing-duration>
    <meta:editing-cycles>1</meta:editing-cycles>
    <meta:document-statistic meta:table-count="0" meta:image-count="0" meta:object-count="0" meta:page-count="1" meta:paragraph-count="17" meta:word-count="134" meta:character-count="978" meta:non-whitespace-character-count="853"/>
    <meta:generator>LibreOffice/6.1.6.3$Linux_X86_64 LibreOffice_project/10$Build-3</meta:generator>
  </office:meta>
</office:document-meta>
</file>